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officeooo:rsid="000ecaba"/>
    </style:style>
    <style:style style:name="T1" style:family="text">
      <style:text-properties officeooo:rsid="000ecab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9">
        <text:h text:style-name="Heading_20_3" text:outline-level="3"><text:bookmark-start text:name="__RefHeading___Toc7184_1464965999"/><text:span text:style-name="T1">Display</text:span> <text:span text:style-name="T1">of</text:span> <text:span text:style-name="T1">Files and Folders</text:span><text:bookmark-end text:name="__RefHeading___Toc7184_1464965999"/></text:h>
        <text:p text:style-name="Text_20_body_20_indent_20_Organon"><text:span text:style-name="T1">On click on a file only the file will be shown</text:span>.</text:p>
        <text:p text:style-name="Text_20_body_20_indent_20_Organon"><text:span text:style-name="T1">On click on a closed folder</text:span> <text:span text:style-name="T1">only the folder himself will be shown</text:span>.</text:p>
        <text:p text:style-name="P1">On click on a open folder all files and contained folders will be shown. Closed folders inside will only show themselves</text:p>
        <text:p text:style-name="Text_20_body_20_indent_20_Organon">To show the whole project folder click “Unfold Project Folder” in Organon/Options and click on the project folder.</text:p>
        <text:p text:style-name="Text_20_body_20_indent_20_Organon"/>
        <text:p text:style-name="Text_20_body_20_indent_20_Organon">A doubleclick on the symbol of a folder opens or closes the folder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2:49:38.069000000</dc:date>
    <meta:editing-duration>P0D</meta:editing-duration>
    <meta:editing-cycles>1</meta:editing-cycles>
    <meta:document-statistic meta:table-count="0" meta:image-count="0" meta:object-count="0" meta:page-count="1" meta:paragraph-count="6" meta:word-count="81" meta:character-count="442" meta:non-whitespace-character-count="367"/>
    <meta:generator>LibreOffice/5.1.1.3$Windows_X86_64 LibreOffice_project/89f508ef3ecebd2cfb8e1def0f0ba9a803b88a6d</meta:generator>
  </office:meta>
</office:document-meta>
</file>